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sum" table:style-name="ta1">
        <table:shapes>
          <draw:frame draw:z-index="0" draw:style-name="gr1" draw:text-style-name="P1" svg:width="453.51pt" svg:height="255.09pt" svg:x="290.15pt" svg:y="2.83pt">
            <loext:p draw:notify-on-update-of-ranges="avg_sum.C1:avg_sum.C100 avg_sum.D1:avg_sum.D100 avg_sum.C1:avg_sum.C100 avg_sum.E1:avg_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9.9119455348289" calcext:value-type="float">
            <text:p>9.91194553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10.976154558769" calcext:value-type="float">
            <text:p>10.97615455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9.4306246257827" calcext:value-type="float">
            <text:p>9.43062462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10.213340437028" calcext:value-type="float">
            <text:p>10.2133404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9.698036641205" calcext:value-type="float">
            <text:p>9.69803664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10.816589356504" calcext:value-type="float">
            <text:p>10.81658935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10.919134785625" calcext:value-type="float">
            <text:p>10.91913478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10.756245332392" calcext:value-type="float">
            <text:p>10.75624533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9.8484421838112" calcext:value-type="float">
            <text:p>9.84844218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10.315180266301" calcext:value-type="float">
            <text:p>10.31518026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10.123247094988" calcext:value-type="float">
            <text:p>10.1232470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10.072290372303" calcext:value-type="float">
            <text:p>10.07229037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10.031799935128" calcext:value-type="float">
            <text:p>10.03179993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11.385904114111" calcext:value-type="float">
            <text:p>11.38590411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9.1130645582735" calcext:value-type="float">
            <text:p>9.11306455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9.992594495919" calcext:value-type="float">
            <text:p>9.99259449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9.7589567943766" calcext:value-type="float">
            <text:p>9.75895679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10.420386065377" calcext:value-type="float">
            <text:p>10.42038606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9.4564910936522" calcext:value-type="float">
            <text:p>9.45649109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891" calcext:value-type="float">
            <text:p>12891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15.10288468207" calcext:value-type="float">
            <text:p>15.10288468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458" calcext:value-type="float">
            <text:p>1345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7.1144683734757" calcext:value-type="float">
            <text:p>7.11446837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922" calcext:value-type="float">
            <text:p>1392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7.7768759880061" calcext:value-type="float">
            <text:p>7.776875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386" calcext:value-type="float">
            <text:p>1438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7.7093499375594" calcext:value-type="float">
            <text:p>7.70934993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850" calcext:value-type="float">
            <text:p>1485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7.5004872244509" calcext:value-type="float">
            <text:p>7.50048722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314" calcext:value-type="float">
            <text:p>1531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7.562873410251" calcext:value-type="float">
            <text:p>7.56287341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778" calcext:value-type="float">
            <text:p>1577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7.7646000985026" calcext:value-type="float">
            <text:p>7.76460009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242" calcext:value-type="float">
            <text:p>1624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7.7351328056321" calcext:value-type="float">
            <text:p>7.73513280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706" calcext:value-type="float">
            <text:p>1670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8.1460832396306" calcext:value-type="float">
            <text:p>8.14608323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170" calcext:value-type="float">
            <text:p>1717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7.317340212472" calcext:value-type="float">
            <text:p>7.31734021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8652" calcext:value-type="float">
            <text:p>1865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7.4354752549407" calcext:value-type="float">
            <text:p>7.4354752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118" calcext:value-type="float">
            <text:p>1911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7.8387818575127" calcext:value-type="float">
            <text:p>7.83878185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582" calcext:value-type="float">
            <text:p>1958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7.5690049205276" calcext:value-type="float">
            <text:p>7.56900492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046" calcext:value-type="float">
            <text:p>2004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8.0040770630533" calcext:value-type="float">
            <text:p>8.00407706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510" calcext:value-type="float">
            <text:p>2051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7.415240507218" calcext:value-type="float">
            <text:p>7.41524050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974" calcext:value-type="float">
            <text:p>2097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7.8189694419223" calcext:value-type="float">
            <text:p>7.81896944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438" calcext:value-type="float">
            <text:p>2143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7.5386306019564" calcext:value-type="float">
            <text:p>7.5386306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902" calcext:value-type="float">
            <text:p>2190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7.6324052645449" calcext:value-type="float">
            <text:p>7.63240526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366" calcext:value-type="float">
            <text:p>2236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7.9649744277961" calcext:value-type="float">
            <text:p>7.96497442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830" calcext:value-type="float">
            <text:p>2283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7.4271591879893" calcext:value-type="float">
            <text:p>7.4271591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294" calcext:value-type="float">
            <text:p>2329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7.6317697703152" calcext:value-type="float">
            <text:p>7.63176977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747" calcext:value-type="float">
            <text:p>2574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7.4576706063554" calcext:value-type="float">
            <text:p>7.45767060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6972" calcext:value-type="float">
            <text:p>2697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7.1136150384816" calcext:value-type="float">
            <text:p>7.11361503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436" calcext:value-type="float">
            <text:p>2743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7.7115016770105" calcext:value-type="float">
            <text:p>7.7115016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900" calcext:value-type="float">
            <text:p>2790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7.7741819477236" calcext:value-type="float">
            <text:p>7.77418194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364" calcext:value-type="float">
            <text:p>2836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7.2901669881802" calcext:value-type="float">
            <text:p>7.29016698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828" calcext:value-type="float">
            <text:p>2882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7.465699804744" calcext:value-type="float">
            <text:p>7.46569980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292" calcext:value-type="float">
            <text:p>2929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7.0508537404546" calcext:value-type="float">
            <text:p>7.05085374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756" calcext:value-type="float">
            <text:p>2975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7.2220333790537" calcext:value-type="float">
            <text:p>7.22203337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220" calcext:value-type="float">
            <text:p>3022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7.1560075024384" calcext:value-type="float">
            <text:p>7.15600750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684" calcext:value-type="float">
            <text:p>3068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7.1342072530651" calcext:value-type="float">
            <text:p>7.13420725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148" calcext:value-type="float">
            <text:p>3114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7.6271867772823" calcext:value-type="float">
            <text:p>7.62718677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612" calcext:value-type="float">
            <text:p>3161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7.6234824481457" calcext:value-type="float">
            <text:p>7.62348244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076" calcext:value-type="float">
            <text:p>3207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7.9126523376327" calcext:value-type="float">
            <text:p>7.91265233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540" calcext:value-type="float">
            <text:p>3254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7.8176709211449" calcext:value-type="float">
            <text:p>7.81767092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004" calcext:value-type="float">
            <text:p>3300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7.5151895846642" calcext:value-type="float">
            <text:p>7.51518958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468" calcext:value-type="float">
            <text:p>3346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7.3065997121849" calcext:value-type="float">
            <text:p>7.30659971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932" calcext:value-type="float">
            <text:p>3393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7.8182210474489" calcext:value-type="float">
            <text:p>7.81822104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396" calcext:value-type="float">
            <text:p>3439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7.266726553496" calcext:value-type="float">
            <text:p>7.26672655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860" calcext:value-type="float">
            <text:p>3486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7.3408162777629" calcext:value-type="float">
            <text:p>7.34081627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376" calcext:value-type="float">
            <text:p>3637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7.0921272771416" calcext:value-type="float">
            <text:p>7.09212727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870" calcext:value-type="float">
            <text:p>3687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7.1290490422572" calcext:value-type="float">
            <text:p>7.12904904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334" calcext:value-type="float">
            <text:p>3733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7.2082299783875" calcext:value-type="float">
            <text:p>7.20822997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798" calcext:value-type="float">
            <text:p>3779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7.472693215461" calcext:value-type="float">
            <text:p>7.47269321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262" calcext:value-type="float">
            <text:p>3826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7.8031828761655" calcext:value-type="float">
            <text:p>7.80318287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726" calcext:value-type="float">
            <text:p>3872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7.5209397942401" calcext:value-type="float">
            <text:p>7.52093979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190" calcext:value-type="float">
            <text:p>3919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7.6965661282126" calcext:value-type="float">
            <text:p>7.69656612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654" calcext:value-type="float">
            <text:p>3965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7.428611116052" calcext:value-type="float">
            <text:p>7.42861111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118" calcext:value-type="float">
            <text:p>4011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7.6411468238023" calcext:value-type="float">
            <text:p>7.64114682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582" calcext:value-type="float">
            <text:p>4058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7.4979757252583" calcext:value-type="float">
            <text:p>7.49797572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046" calcext:value-type="float">
            <text:p>4104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7.3857299968508" calcext:value-type="float">
            <text:p>7.38572999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510" calcext:value-type="float">
            <text:p>4151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7.450825106488" calcext:value-type="float">
            <text:p>7.45082510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974" calcext:value-type="float">
            <text:p>4197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7.5254562185152" calcext:value-type="float">
            <text:p>7.52545621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438" calcext:value-type="float">
            <text:p>4243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7.1174326492302" calcext:value-type="float">
            <text:p>7.11743264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902" calcext:value-type="float">
            <text:p>4290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7.4914900970859" calcext:value-type="float">
            <text:p>7.49149009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366" calcext:value-type="float">
            <text:p>4336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7.1919906162714" calcext:value-type="float">
            <text:p>7.19199061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830" calcext:value-type="float">
            <text:p>4383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7.1889031717113" calcext:value-type="float">
            <text:p>7.18890317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294" calcext:value-type="float">
            <text:p>4429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7.5180601506978" calcext:value-type="float">
            <text:p>7.51806015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758" calcext:value-type="float">
            <text:p>4475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7.1188818510406" calcext:value-type="float">
            <text:p>7.1188818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222" calcext:value-type="float">
            <text:p>4522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8.2871495692691" calcext:value-type="float">
            <text:p>8.28714956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686" calcext:value-type="float">
            <text:p>4568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7.3257508854436" calcext:value-type="float">
            <text:p>7.32575088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6150" calcext:value-type="float">
            <text:p>4615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7.1090381306409" calcext:value-type="float">
            <text:p>7.10903813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8405" calcext:value-type="float">
            <text:p>4840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7.6872405604312" calcext:value-type="float">
            <text:p>7.68724056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630" calcext:value-type="float">
            <text:p>4963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7.5364535272323" calcext:value-type="float">
            <text:p>7.53645352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094" calcext:value-type="float">
            <text:p>5009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7.9544491136243" calcext:value-type="float">
            <text:p>7.95444911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558" calcext:value-type="float">
            <text:p>5055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7.6371075113627" calcext:value-type="float">
            <text:p>7.63710751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022" calcext:value-type="float">
            <text:p>5102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6.9552452638726" calcext:value-type="float">
            <text:p>6.95524526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486" calcext:value-type="float">
            <text:p>5148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7.3252726492939" calcext:value-type="float">
            <text:p>7.32527264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950" calcext:value-type="float">
            <text:p>5195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7.8043601804621" calcext:value-type="float">
            <text:p>7.80436018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414" calcext:value-type="float">
            <text:p>5241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7.1638688337097" calcext:value-type="float">
            <text:p>7.16386883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3936" calcext:value-type="float">
            <text:p>5393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7.7487776346292" calcext:value-type="float">
            <text:p>7.74877763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402" calcext:value-type="float">
            <text:p>5440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7.8799018636896" calcext:value-type="float">
            <text:p>7.87990186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866" calcext:value-type="float">
            <text:p>5486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7.1507744105096" calcext:value-type="float">
            <text:p>7.15077441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330" calcext:value-type="float">
            <text:p>5533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6.9740074185236" calcext:value-type="float">
            <text:p>6.97400741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794" calcext:value-type="float">
            <text:p>5579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7.814439343583" calcext:value-type="float">
            <text:p>7.81443934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258" calcext:value-type="float">
            <text:p>5625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7.357215785083" calcext:value-type="float">
            <text:p>7.35721578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722" calcext:value-type="float">
            <text:p>5672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7.7739496722893" calcext:value-type="float">
            <text:p>7.77394967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186" calcext:value-type="float">
            <text:p>5718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7.1867378778152" calcext:value-type="float">
            <text:p>7.18673787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650" calcext:value-type="float">
            <text:p>5765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7.2186106633079" calcext:value-type="float">
            <text:p>7.21861066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114" calcext:value-type="float">
            <text:p>5811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7.3818301186973" calcext:value-type="float">
            <text:p>7.38183011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578" calcext:value-type="float">
            <text:p>5857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7.189345655269" calcext:value-type="float">
            <text:p>7.1893456553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34:03.512603268</dc:date>
    <meta:editing-duration>PT9M26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79cm" svg:y="0.315cm" chart:style-name="ch2">
          <text:p>Avg Energy generation</text:p>
        </chart:title>
        <chart:subtitle svg:x="7.159cm" svg:y="1.286cm" chart:style-name="ch3">
          <text:p>(system)</text:p>
        </chart:subtitle>
        <chart:legend chart:legend-position="end" svg:x="13.114cm" svg:y="3.925cm" style:legend-expansion="high" chart:style-name="ch4"/>
        <chart:plot-area chart:style-name="ch5" table:cell-range-address="avg_sum.C1:avg_sum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vg_sum.D1:avg_sum.D100" loext:label-string="avg" chart:class="chart:scatter">
            <chart:domain table:cell-range-address="avg_sum.C1:avg_sum.C100"/>
            <chart:data-point chart:repeated="100"/>
          </chart:series>
          <chart:series chart:style-name="ch9" chart:values-cell-range-address="avg_sum.E1:avg_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sum.C1:avg_sum.C100</svg:desc>
                </draw:g>
              </table:table-cell>
              <table:table-cell office:value-type="float" office:value="9.9119455348289">
                <text:p>9.9119455348289</text:p>
                <draw:g>
                  <svg:desc>avg_sum.D1:avg_sum.D100</svg:desc>
                </draw:g>
              </table:table-cell>
              <table:table-cell office:value-type="float" office:value="25">
                <text:p>25</text:p>
                <draw:g>
                  <svg:desc>avg_sum.E1:avg_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10.976154558769">
                <text:p>10.9761545587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9.4306246257827">
                <text:p>9.43062462578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10.213340437028">
                <text:p>10.2133404370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9.698036641205">
                <text:p>9.6980366412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10.816589356504">
                <text:p>10.8165893565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10.919134785625">
                <text:p>10.9191347856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10.756245332392">
                <text:p>10.7562453323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9.8484421838112">
                <text:p>9.84844218381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10.315180266301">
                <text:p>10.3151802663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10.123247094988">
                <text:p>10.123247094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10.072290372303">
                <text:p>10.072290372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10.031799935128">
                <text:p>10.0317999351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11.385904114111">
                <text:p>11.3859041141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9.1130645582735">
                <text:p>9.1130645582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9.992594495919">
                <text:p>9.9925944959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9.7589567943766">
                <text:p>9.75895679437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10.420386065377">
                <text:p>10.4203860653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9.4564910936522">
                <text:p>9.4564910936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15.10288468207">
                <text:p>15.102884682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7.1144683734757">
                <text:p>7.1144683734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7.7768759880061">
                <text:p>7.7768759880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7.7093499375594">
                <text:p>7.70934993755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7.5004872244509">
                <text:p>7.50048722445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7.562873410251">
                <text:p>7.5628734102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7.7646000985026">
                <text:p>7.76460009850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7.7351328056321">
                <text:p>7.73513280563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8.1460832396306">
                <text:p>8.1460832396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7.317340212472">
                <text:p>7.317340212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7.4354752549407">
                <text:p>7.43547525494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7.8387818575127">
                <text:p>7.83878185751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7.5690049205276">
                <text:p>7.56900492052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8.0040770630533">
                <text:p>8.00407706305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7.415240507218">
                <text:p>7.4152405072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7.8189694419223">
                <text:p>7.8189694419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7.5386306019564">
                <text:p>7.53863060195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7.6324052645449">
                <text:p>7.63240526454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7.9649744277961">
                <text:p>7.96497442779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7.4271591879893">
                <text:p>7.42715918798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7.6317697703152">
                <text:p>7.6317697703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7.4576706063554">
                <text:p>7.45767060635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7.1136150384816">
                <text:p>7.11361503848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7.7115016770105">
                <text:p>7.7115016770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7.7741819477236">
                <text:p>7.77418194772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7.2901669881802">
                <text:p>7.29016698818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7.465699804744">
                <text:p>7.4656998047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7.0508537404546">
                <text:p>7.05085374045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7.2220333790537">
                <text:p>7.2220333790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7.1560075024384">
                <text:p>7.15600750243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7.1342072530651">
                <text:p>7.13420725306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7.6271867772823">
                <text:p>7.62718677728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7.6234824481457">
                <text:p>7.62348244814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7.9126523376327">
                <text:p>7.91265233763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7.8176709211449">
                <text:p>7.81767092114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7.5151895846642">
                <text:p>7.51518958466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7.3065997121849">
                <text:p>7.30659971218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7.8182210474489">
                <text:p>7.81822104744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7.266726553496">
                <text:p>7.2667265534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7.3408162777629">
                <text:p>7.3408162777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7.0921272771416">
                <text:p>7.09212727714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7.1290490422572">
                <text:p>7.12904904225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7.2082299783875">
                <text:p>7.20822997838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7.472693215461">
                <text:p>7.4726932154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7.8031828761655">
                <text:p>7.80318287616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7.5209397942401">
                <text:p>7.52093979424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7.6965661282126">
                <text:p>7.69656612821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7.428611116052">
                <text:p>7.4286111160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7.6411468238023">
                <text:p>7.64114682380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7.4979757252583">
                <text:p>7.49797572525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7.3857299968508">
                <text:p>7.38572999685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7.450825106488">
                <text:p>7.4508251064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7.5254562185152">
                <text:p>7.5254562185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7.1174326492302">
                <text:p>7.11743264923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7.4914900970859">
                <text:p>7.49149009708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7.1919906162714">
                <text:p>7.19199061627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7.1889031717113">
                <text:p>7.18890317171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7.5180601506978">
                <text:p>7.51806015069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7.1188818510406">
                <text:p>7.11888185104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8.2871495692691">
                <text:p>8.28714956926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7.3257508854436">
                <text:p>7.32575088544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7.1090381306409">
                <text:p>7.10903813064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7.6872405604312">
                <text:p>7.68724056043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7.5364535272323">
                <text:p>7.5364535272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7.9544491136243">
                <text:p>7.95444911362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7.6371075113627">
                <text:p>7.63710751136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6.9552452638726">
                <text:p>6.95524526387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7.3252726492939">
                <text:p>7.32527264929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7.8043601804621">
                <text:p>7.80436018046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7.1638688337097">
                <text:p>7.16386883370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7.7487776346292">
                <text:p>7.74877763462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7.8799018636896">
                <text:p>7.87990186368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7.1507744105096">
                <text:p>7.15077441050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6.9740074185236">
                <text:p>6.97400741852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7.814439343583">
                <text:p>7.8144393435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7.357215785083">
                <text:p>7.3572157850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7.7739496722893">
                <text:p>7.77394967228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7.1867378778152">
                <text:p>7.1867378778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7.2186106633079">
                <text:p>7.21861066330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7.3818301186973">
                <text:p>7.38183011869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7.189345655269">
                <text:p>7.189345655269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